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widows="1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officeooo:paragraph-rsid="00325119"/>
    </style:style>
    <style:style style:name="P3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officeooo:paragraph-rsid="00346e4e"/>
    </style:style>
    <style:style style:name="P4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 fo:font-size="12pt" fo:font-style="normal" fo:font-weight="normal" officeooo:rsid="001c2820" officeooo:paragraph-rsid="001d8c1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 fo:font-size="12pt" fo:font-style="italic" fo:font-weight="bold" officeooo:rsid="0025f194" officeooo:paragraph-rsid="0025f194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 fo:font-size="11pt" fo:font-style="italic" fo:font-weight="normal" officeooo:rsid="0017288b" officeooo:paragraph-rsid="0017ec41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 fo:font-size="11pt" fo:font-style="italic" fo:font-weight="normal" officeooo:rsid="001c6ec6" officeooo:paragraph-rsid="001d8c14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 fo:font-size="11pt" fo:font-style="italic" fo:font-weight="normal" officeooo:rsid="001c2820" officeooo:paragraph-rsid="001c2820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 fo:font-size="11pt" fo:font-style="italic" fo:font-weight="normal" officeooo:rsid="001c2820" officeooo:paragraph-rsid="001d8c14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 fo:font-size="11pt" fo:font-style="italic" fo:font-weight="normal" officeooo:rsid="00228698" officeooo:paragraph-rsid="00228698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color="#000000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color="#000000" style:font-name="Arial" fo:font-size="11pt" fo:font-style="italic" fo:font-weight="normal" officeooo:rsid="001c2820" officeooo:paragraph-rsid="001c2820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color="#000000" style:font-name="Arial" fo:font-size="11pt" fo:font-style="italic" fo:font-weight="normal" officeooo:rsid="0025f194" officeooo:paragraph-rsid="0025f194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color="#000000" style:font-name="Arial" fo:font-size="11pt" fo:font-style="italic" fo:font-weight="normal" officeooo:rsid="0025f194" officeooo:paragraph-rsid="0031e9c9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color="#000000" style:font-name="Arial" fo:font-size="11pt" fo:font-style="italic" fo:font-weight="bold" officeooo:rsid="0025f194" officeooo:paragraph-rsid="0025f194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officeooo:rsid="00325119" officeooo:paragraph-rsid="00346e4e"/>
    </style:style>
    <style:style style:name="P17" style:family="paragraph" style:parent-style-name="Standard" style:master-page-name="">
      <style:paragraph-properties fo:margin-left="0cm" fo:margin-right="0cm" fo:text-align="justify" style:justify-single-word="false" fo:widows="1" fo:text-indent="0cm" style:auto-text-indent="false" style:page-number="auto"/>
      <style:text-properties style:font-name="Arial" fo:font-size="11pt" fo:font-style="italic" fo:font-weight="normal" officeooo:rsid="001c6ec6" officeooo:paragraph-rsid="002d97a1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 style:master-page-name="">
      <style:paragraph-properties fo:margin-left="0cm" fo:margin-right="0cm" fo:text-align="justify" style:justify-single-word="false" fo:widows="1" fo:text-indent="0cm" style:auto-text-indent="false" style:page-number="auto"/>
      <style:text-properties style:font-name="Arial" fo:font-size="11pt" fo:font-style="italic" fo:font-weight="normal" officeooo:paragraph-rsid="0031fe7d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 style:master-page-name="">
      <style:paragraph-properties fo:margin-left="0cm" fo:margin-right="0cm" fo:text-align="justify" style:justify-single-word="false" fo:widows="1" fo:text-indent="0cm" style:auto-text-indent="false" style:page-number="auto"/>
      <style:text-properties fo:color="#000000" style:font-name="Arial" fo:font-size="11pt" fo:font-style="italic" fo:font-weight="normal" officeooo:rsid="0025f194" officeooo:paragraph-rsid="0031e9c9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 style:master-page-name="">
      <style:paragraph-properties fo:margin-left="0cm" fo:margin-right="0cm" fo:text-align="justify" style:justify-single-word="false" fo:widows="1" fo:text-indent="0cm" style:auto-text-indent="false" style:page-number="auto"/>
      <style:text-properties officeooo:paragraph-rsid="00346e4e"/>
    </style:style>
    <style:style style:name="P21" style:family="paragraph" style:parent-style-name="Standard" style:master-page-name="">
      <style:paragraph-properties fo:margin-left="0cm" fo:margin-right="0cm" fo:text-align="justify" style:justify-single-word="false" fo:widows="1" fo:text-indent="0.499cm" style:auto-text-indent="false" style:page-number="auto"/>
      <style:text-properties officeooo:paragraph-rsid="00313f72"/>
    </style:style>
    <style:style style:name="P22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color="#000000" style:font-name="Arial" fo:font-size="11pt" fo:font-style="italic" fo:font-weight="normal" officeooo:rsid="0021f9ff" officeooo:paragraph-rsid="001d8c14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11pt" fo:letter-spacing="normal" fo:font-style="italic" style:text-underline-style="none" fo:font-weight="normal" officeooo:rsid="00313f72" officeooo:paragraph-rsid="0031e9c9" style:text-blinking="fals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italic" style:text-underline-style="none" fo:font-weight="normal" officeooo:rsid="00313f72" style:text-blinking="false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italic" style:text-underline-style="none" fo:font-weight="normal" officeooo:rsid="00319b72" style:text-blinking="false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italic" style:text-underline-style="none" fo:font-weight="normal" officeooo:rsid="00325119" style:text-blinking="false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italic" style:text-underline-style="none" fo:font-weight="normal" officeooo:rsid="003385f4" style:text-blinking="false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italic" style:text-underline-style="none" fo:font-weight="normal" officeooo:rsid="00346e4e" style:text-blinking="false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italic" style:text-underline-style="none" fo:font-weight="normal" officeooo:rsid="0035e6c9" style:text-blinking="false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italic" style:text-underline-style="none" fo:font-weight="normal" officeooo:rsid="0037d472" style:text-blinking="false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italic" style:text-underline-style="none" fo:font-weight="normal" officeooo:rsid="0038ccd0" style:text-blinking="false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9pt" fo:letter-spacing="normal" fo:font-style="italic" style:text-underline-style="none" fo:font-weight="bold" style:text-blinking="false" style:font-size-asian="9pt" style:font-style-asian="italic" style:font-weight-asian="bold" style:font-size-complex="9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9pt" fo:letter-spacing="normal" fo:font-style="italic" style:text-underline-style="none" fo:font-weight="bold" officeooo:rsid="00313f72" style:text-blinking="false" style:font-size-asian="9pt" style:font-style-asian="italic" style:font-weight-asian="bold" style:font-size-complex="9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9pt" fo:letter-spacing="normal" fo:font-style="italic" style:text-underline-style="none" fo:font-weight="bold" officeooo:rsid="0025f194" style:text-blinking="false" style:font-size-asian="9pt" style:font-style-asian="italic" style:font-weight-asian="bold" style:font-size-complex="9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letter-spacing="normal" style:text-underline-style="none" officeooo:rsid="0017288b" style:text-blinking="false"/>
    </style:style>
    <style:style style:name="T13" style:family="text">
      <style:text-properties fo:font-variant="normal" fo:text-transform="none" fo:color="#000000" style:text-line-through-style="none" style:text-line-through-type="none" fo:letter-spacing="normal" style:text-underline-style="none" officeooo:rsid="00313f72" style:text-blinking="false"/>
    </style:style>
    <style:style style:name="T14" style:family="text">
      <style:text-properties fo:font-variant="normal" fo:text-transform="none" fo:color="#000000" style:text-line-through-style="none" style:text-line-through-type="none" fo:letter-spacing="normal" style:text-underline-style="none" officeooo:rsid="00319b72" style:text-blinking="false"/>
    </style:style>
    <style:style style:name="T15" style:family="text">
      <style:text-properties fo:font-variant="normal" fo:text-transform="none" fo:color="#000000" style:text-line-through-style="none" style:text-line-through-type="none" fo:letter-spacing="normal" style:text-underline-style="none" officeooo:rsid="0031e9c9" style:text-blinking="false"/>
    </style:style>
    <style:style style:name="T16" style:family="text">
      <style:text-properties fo:font-variant="normal" fo:text-transform="none" fo:color="#000000" style:text-line-through-style="none" style:text-line-through-type="none" fo:letter-spacing="normal" style:text-underline-style="none" officeooo:rsid="0031fe7d" style:text-blinking="false"/>
    </style:style>
    <style:style style:name="T17" style:family="text">
      <style:text-properties fo:font-variant="normal" fo:text-transform="none" fo:color="#000000" style:text-line-through-style="none" style:text-line-through-type="none" fo:letter-spacing="normal" style:text-underline-style="none" officeooo:rsid="00325119" style:text-blinking="false"/>
    </style:style>
    <style:style style:name="T18" style:family="text">
      <style:text-properties fo:font-variant="normal" fo:text-transform="none" fo:color="#000000" style:text-line-through-style="none" style:text-line-through-type="none" fo:letter-spacing="normal" style:text-underline-style="none" officeooo:rsid="00346e4e" style:text-blinking="false"/>
    </style:style>
    <style:style style:name="T19" style:family="text">
      <style:text-properties fo:font-variant="normal" fo:text-transform="none" fo:color="#000000" style:text-line-through-style="none" style:text-line-through-type="none" fo:letter-spacing="normal" style:text-underline-style="none" officeooo:rsid="0035e6c9" style:text-blinking="false"/>
    </style:style>
    <style:style style:name="T20" style:family="text">
      <style:text-properties fo:font-variant="normal" fo:text-transform="none" fo:color="#000000" style:font-name="Arial" fo:font-size="10pt" fo:letter-spacing="normal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fo:color="#000000"/>
    </style:style>
    <style:style style:name="T22" style:family="text"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color="#000000" style:font-name="Arial" fo:font-size="9pt" fo:font-style="italic" fo:font-weight="bold" officeooo:rsid="0025f194" style:font-size-asian="9pt" style:font-style-asian="italic" style:font-weight-asian="bold" style:font-size-complex="9pt" style:font-style-complex="italic" style:font-weight-complex="bold"/>
    </style:style>
    <style:style style:name="T24" style:family="text">
      <style:text-properties fo:color="#000000" style:font-name="Arial" fo:font-size="9pt" fo:font-style="italic" fo:font-weight="bold" officeooo:rsid="00313f72" style:font-size-asian="9pt" style:font-style-asian="italic" style:font-weight-asian="bold" style:font-size-complex="9pt" style:font-style-complex="italic" style:font-weight-complex="bold"/>
    </style:style>
    <style:style style:name="T25" style:family="text">
      <style:text-properties fo:color="#000000" officeooo:rsid="001c6ec6"/>
    </style:style>
    <style:style style:name="T26" style:family="text">
      <style:text-properties fo:color="#000000" officeooo:rsid="001d8c14"/>
    </style:style>
    <style:style style:name="T27" style:family="text">
      <style:text-properties fo:color="#000000" officeooo:rsid="0021f9ff"/>
    </style:style>
    <style:style style:name="T28" style:family="text">
      <style:text-properties fo:color="#000000" officeooo:rsid="002d97a1"/>
    </style:style>
    <style:style style:name="T29" style:family="text">
      <style:text-properties fo:color="#000000" officeooo:rsid="0035e6c9"/>
    </style:style>
    <style:style style:name="T30" style:family="text">
      <style:text-properties fo:color="#000000" officeooo:rsid="0037d472"/>
    </style:style>
    <style:style style:name="T31" style:family="text">
      <style:text-properties officeooo:rsid="001d8c14"/>
    </style:style>
    <style:style style:name="T32" style:family="text">
      <style:text-properties officeooo:rsid="00313f72"/>
    </style:style>
    <style:style style:name="T33" style:family="text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4" style:family="text">
      <style:text-properties style:font-name="Arial" fo:font-size="10pt" fo:font-style="italic" fo:font-weight="bol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35" style:family="text">
      <style:text-properties style:font-name="Arial" fo:font-size="10pt" fo:font-style="italic" fo:font-weight="bold" officeooo:rsid="003385f4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36" style:family="text">
      <style:text-properties style:font-name="Arial" fo:font-size="9pt" fo:font-style="italic" fo:font-weight="bold" officeooo:rsid="003385f4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37" style:family="text">
      <style:text-properties officeooo:rsid="00346e4e"/>
    </style:style>
    <style:style style:name="T38" style:family="text">
      <style:text-properties officeooo:rsid="0035e6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2">Em constante construção</text:span> </text:p>
      <text:p text:style-name="P1"/>
      <text:p text:style-name="P21"><text:span text:style-name="T20">“</text:span><text:span text:style-name="T33">Estou convencido de que aquele que começou boa obra em vocês, vai completá-la até o dia de Cristo Jesus</text:span><text:span text:style-name="T20">.”</text:span><text:span text:style-name="T22"> </text:span><text:span text:style-name="T23">(</text:span><text:span text:style-name="T24">Fp</text:span><text:a xlink:type="simple" xlink:href="https://www.bibliaonline.com.br/acf/cl/3/13,14" text:style-name="Internet_20_link" text:visited-style-name="Visited_20_Internet_20_Link"><text:span text:style-name="T9"> </text:span></text:a><text:a xlink:type="simple" xlink:href="https://www.bibliaonline.com.br/acf/cl/3/13,14" text:style-name="Internet_20_link" text:visited-style-name="Visited_20_Internet_20_Link"><text:span text:style-name="T10">1</text:span></text:a><text:a xlink:type="simple" xlink:href="https://www.bibliaonline.com.br/acf/cl/3/13,14" text:style-name="Internet_20_link" text:visited-style-name="Visited_20_Internet_20_Link"><text:span text:style-name="T9">:</text:span></text:a><text:span text:style-name="T10">6</text:span><text:span text:style-name="T11">)</text:span></text:p>
      <text:p text:style-name="P11"/>
      <text:p text:style-name="P18"><text:span text:style-name="T13">Quando vemos </text:span><text:span text:style-name="T14">a</text:span><text:span text:style-name="T15">lgo</text:span><text:span text:style-name="T14"> em </text:span><text:span text:style-name="T13">construção, podemos imagin</text:span><text:span text:style-name="T14">á-l</text:span><text:span text:style-name="T15">o</text:span><text:span text:style-name="T13"> concluído</text:span><text:span text:style-name="T15"> </text:span><text:span text:style-name="T13">e pel</text:span><text:span text:style-name="T14">o talento </text:span><text:span text:style-name="T13">do autor, podemos </text:span><text:span text:style-name="T14">até </text:span><text:span text:style-name="T13">ter a certeza da obra-prima </text:span><text:span text:style-name="T14">realizada</text:span><text:span text:style-name="T12">. </text:span><text:span text:style-name="T15">A aptidão do pintor </text:span><text:span text:style-name="T18">é</text:span><text:span text:style-name="T15"> admirada na tela, a destreza do artesão </text:span><text:span text:style-name="T18">é</text:span><text:span text:style-name="T15"> contemplada na escultura </text:span><text:span text:style-name="T16">e</text:span><text:span text:style-name="T15"> a maestria do arquiteto </text:span><text:span text:style-name="T18">é</text:span><text:span text:style-name="T15"> apreciada </text:span><text:span text:style-name="T16">na edificação d</text:span><text:span text:style-name="T17">o</text:span><text:span text:style-name="T16"> </text:span><text:span text:style-name="T19">seu </text:span><text:span text:style-name="T16">projeto. </text:span><text:span text:style-name="T15"><text:s text:c="2"/></text:span></text:p>
      <text:p text:style-name="P6"/>
      <text:p text:style-name="P20"><text:span text:style-name="T1">O apóstolo Paulo tinha </text:span><text:span text:style-name="T3">plena</text:span><text:span text:style-name="T1"> convicção a respeito do Criador quando escreveu aos filipenses, </text:span><text:span text:style-name="T3">sabia muito bem de quem estava falando e como a sua própria vida estava sendo transformada. </text:span><text:span text:style-name="T2"><text:s/></text:span><text:span text:style-name="T3">A</text:span><text:span text:style-name="T1">pesar da </text:span><text:span text:style-name="T3">nossa </text:span><text:span text:style-name="T1">natureza </text:span><text:span text:style-name="T2">d</text:span><text:span text:style-name="T3">ecaída,</text:span><text:span text:style-name="T1"> </text:span><text:span text:style-name="T8">temos que entender que </text:span><text:span text:style-name="T2">a </text:span><text:span text:style-name="T3">perfeição </text:span><text:span text:style-name="T2">de Deus </text:span><text:span text:style-name="T3">é quem </text:span><text:span text:style-name="T2">prevalece </text:span><text:span text:style-name="T3">na construção da nossa história. Somos barro nas mãos do Oleiro e assim devemos nos perceber, </text:span><text:span text:style-name="T5">como obra em construção! Não pelo que somos, mas por quem Ele é; não pelo que vemos, mas por quem Ele nos planejou </text:span><text:span text:style-name="T6">para </text:span><text:span text:style-name="T5">ser. </text:span></text:p>
      <text:p text:style-name="P3"/>
      <text:p text:style-name="P16"><text:span text:style-name="T34">“Somos a obra-prima de Deus. Ele criou-nos de novo em Cristo Jesus, para que possamos realizar todas as boas obras que Deus plane</text:span><text:span text:style-name="T35">j</text:span><text:span text:style-name="T34">ou para nós.” </text:span><text:span text:style-name="T36">(Efá 2:10)</text:span></text:p>
      <text:p text:style-name="P16"/>
      <text:p text:style-name="P3"><text:span text:style-name="T8">Se deixarmos ser conduzidos pelo Espírito Santo,</text:span><text:span text:style-name="T5"> </text:span><text:span text:style-name="T8">a</text:span><text:span text:style-name="T3"> cada dia, estaremos mais próximos do projeto original de Deus em nos resgatar à </text:span><text:span text:style-name="T7">s</text:span><text:span text:style-name="T3">ua imagem e semelhança assim como </text:span><text:span text:style-name="T4">era </text:span><text:span text:style-name="T3">no princípio. Nesse processo </text:span><text:span text:style-name="T4">somos </text:span><text:span text:style-name="T3">transformados </text:span><text:span text:style-name="T4">todas as vezes que buscamos a </text:span><text:span text:style-name="T6">face de </text:span><text:span text:style-name="T4">Deus e a Sua Palavra</text:span><text:span text:style-name="T3">, </text:span><text:span text:style-name="T4">r</text:span><text:span text:style-name="T3">e</text:span><text:span text:style-name="T4">fletimos a Glória dEle</text:span><text:span text:style-name="T6"> </text:span><text:span text:style-name="T4">a cada novo encontro e por Ele somos aperfeiçoados </text:span><text:span text:style-name="T5">de acordo com o </text:span><text:span text:style-name="T7">s</text:span><text:span text:style-name="T5">eu eterno plano.</text:span><text:span text:style-name="T4"> </text:span><text:span text:style-name="T5">Isso é motivo de alegria e esperança, </text:span><text:span text:style-name="T6">é como um combustível que nos impulsiona a buscá-lo </text:span><text:span text:style-name="T7">cada vez </text:span><text:span text:style-name="T6">mais e nos faz atentar para a obra que Ele começou em nossas vidas, pois esta jamais ficará inacabada.</text:span><text:span text:style-name="T5"> </text:span></text:p>
      <text:p text:style-name="P2"/>
      <text:p text:style-name="P7">Oração: </text:p>
      <text:p text:style-name="P7"/>
      <text:p text:style-name="P17"><text:span text:style-name="T31">Paizinho amado,</text:span> <text:span text:style-name="T37">somos barro em Suas mãos, ainda que nosso corpo esteja envelhecendo, desejamos ser moldados à imagem de Cristo, sem jamais contender com Aquele que nos criou. Completa em nós o seu querer e faz de nós a sua obra-prima. Que o Espirito Santo nos lembre das suas promessas e nos faça refletir como espelho a sua Glória! Assim seja, Amém!</text:span></text:p>
      <text:p text:style-name="P4"/>
      <text:p text:style-name="P8"><text:span text:style-name="T21">Pontos para </text:span><text:span text:style-name="T25">r</text:span><text:span text:style-name="T21">eflex</text:span><text:span text:style-name="T25">ão/discussão em pequenos grupos/conex</text:span><text:span text:style-name="T27">ões</text:span><text:span text:style-name="T21">:</text:span></text:p>
      <text:p text:style-name="P8"/>
      <text:p text:style-name="P12">1-<text:span text:style-name="T38">Percebemos o quanto temos sido moldados por Deus ao longo da nossa caminhada cristã</text:span>? </text:p>
      <text:p text:style-name="P8"/>
      <text:p text:style-name="P9"><text:span text:style-name="T21">2- </text:span><text:span text:style-name="T29">Buscamos na Palavra de Deus nos transformar a cada dia à imagem e semelhança de Cristo</text:span><text:span text:style-name="T28">?</text:span></text:p>
      <text:p text:style-name="P9"/>
      <text:p text:style-name="P9"><text:span text:style-name="T26">3- </text:span><text:span text:style-name="T30">Testemunhamos do poder de Deus em nos transformar apesar da nossa natureza pecaminosa</text:span><text:span text:style-name="T27">?</text:span></text:p>
      <text:p text:style-name="P9"/>
      <text:p text:style-name="P22"/>
      <text:p text:style-name="P9"/>
      <text:p text:style-name="P10"><text:span text:style-name="T27">I</text:span><text:span text:style-name="T21">lcione Maciel Bandeira</text:span></text:p>
      <text:p text:style-name="P13">Rede de Mulheres</text:p>
      <text:p text:style-name="P15">Igreja Cidade Viva</text:p>
      <text:p text:style-name="P13"><text:a xlink:type="simple" xlink:href="http://www.cidadeviva.org/" text:style-name="Internet_20_link" text:visited-style-name="Visited_20_Internet_20_Link">www.cidadeviva.org</text:a></text:p>
      <text:p text:style-name="P13"/>
      <text:p text:style-name="P13"/>
      <text:p text:style-name="P13"/>
      <text:p text:style-name="P19"/>
      <text:p text:style-name="P1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1:44:03.430000000</meta:creation-date>
    <meta:print-date>2015-11-11T16:35:01.979000000</meta:print-date>
    <dc:date>2017-11-09T15:22:25.713000000</dc:date>
    <meta:editing-duration>PT2H36M24S</meta:editing-duration>
    <meta:editing-cycles>7</meta:editing-cycles>
    <meta:generator>LibreOffice/4.3.3.2$Windows_x86 LibreOffice_project/9bb7eadab57b6755b1265afa86e04bf45fbfc644</meta:generator>
    <meta:document-statistic meta:table-count="0" meta:image-count="0" meta:object-count="0" meta:page-count="1" meta:paragraph-count="16" meta:word-count="416" meta:character-count="2438" meta:non-whitespace-character-count="2029"/>
  </office:meta>
</office:document-meta>
</file>